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853da4"/>
    </style:style>
    <style:style style:name="P4" style:family="paragraph" style:parent-style-name="Text_20_body">
      <style:text-properties officeooo:paragraph-rsid="06853da4"/>
    </style:style>
    <style:style style:name="P5" style:family="paragraph" style:parent-style-name="Text_20_body">
      <style:paragraph-properties fo:line-height="100%"/>
      <style:text-properties officeooo:rsid="04af6545" officeooo:paragraph-rsid="06674392"/>
    </style:style>
    <style:style style:name="P6" style:family="paragraph" style:parent-style-name="Text_20_body">
      <style:text-properties style:font-name="Monospace" officeooo:rsid="06853da4" officeooo:paragraph-rsid="06853da4" style:font-size-asian="10.5pt" style:font-name-complex="David CLM" style:font-weight-complex="normal"/>
    </style:style>
    <style:style style:name="P7" style:family="paragraph" style:parent-style-name="Standard">
      <style:text-properties style:font-name="Monospace" officeooo:rsid="06a68dc2" officeooo:paragraph-rsid="06a5a2d9" style:font-size-asian="10.5pt" style:font-name-complex="David CLM" style:font-weight-complex="normal"/>
    </style:style>
    <style:style style:name="P8" style:family="paragraph" style:parent-style-name="Standard">
      <style:text-properties style:font-name="Monospace" officeooo:rsid="06a68dc2" officeooo:paragraph-rsid="06a68dc2" style:font-size-asian="10.5pt" style:font-name-complex="David CLM" style:font-weight-complex="normal"/>
    </style:style>
    <style:style style:name="P9" style:family="paragraph" style:parent-style-name="Standard">
      <style:text-properties style:font-name="Monospace" officeooo:rsid="06a68dc2" officeooo:paragraph-rsid="06c7b297" style:font-size-asian="10.5pt" style:font-name-complex="David CLM" style:font-weight-complex="normal"/>
    </style:style>
    <style:style style:name="P10" style:family="paragraph" style:parent-style-name="Standard">
      <style:text-properties officeooo:rsid="06a5a2d9" officeooo:paragraph-rsid="06a5a2d9"/>
    </style:style>
    <style:style style:name="P11" style:family="paragraph" style:parent-style-name="Standard">
      <style:text-properties officeooo:rsid="06a5a2d9" officeooo:paragraph-rsid="06c7b297"/>
    </style:style>
    <style:style style:name="P12" style:family="paragraph" style:parent-style-name="Standard">
      <style:text-properties officeooo:paragraph-rsid="06a68dc2"/>
    </style:style>
    <style:style style:name="P13" style:family="paragraph" style:parent-style-name="Standard">
      <style:text-properties officeooo:paragraph-rsid="06c7b297"/>
    </style:style>
    <style:style style:name="P14" style:family="paragraph" style:parent-style-name="Heading_20_2">
      <style:text-properties officeooo:paragraph-rsid="06c7b297"/>
    </style:style>
    <style:style style:name="P15" style:family="paragraph" style:parent-style-name="Heading_20_1">
      <style:paragraph-properties fo:line-height="100%"/>
      <style:text-properties officeooo:rsid="04af6545" officeooo:paragraph-rsid="04af6545"/>
    </style:style>
    <style:style style:name="P16" style:family="paragraph" style:parent-style-name="Heading_20_2">
      <style:text-properties officeooo:paragraph-rsid="06c841da"/>
    </style:style>
    <style:style style:name="P17" style:family="paragraph" style:parent-style-name="Heading_20_2">
      <style:text-properties officeooo:paragraph-rsid="06ca1f16"/>
    </style:style>
    <style:style style:name="P18" style:family="paragraph" style:parent-style-name="Heading_20_2">
      <style:text-properties officeooo:paragraph-rsid="06ca6f1e"/>
    </style:style>
    <style:style style:name="P19" style:family="paragraph" style:parent-style-name="Heading_20_2">
      <style:text-properties officeooo:paragraph-rsid="06cb9417"/>
    </style:style>
    <style:style style:name="P20" style:family="paragraph" style:parent-style-name="Standard">
      <style:text-properties style:font-name="Monospace" officeooo:rsid="068311cf" officeooo:paragraph-rsid="06a8874c" style:font-size-asian="10.5pt" style:font-name-complex="David CLM" style:font-weight-complex="normal"/>
    </style:style>
    <style:style style:name="P21" style:family="paragraph" style:parent-style-name="Text_20_body">
      <style:paragraph-properties fo:line-height="100%"/>
      <style:text-properties fo:color="#000000" loext:opacity="100%" style:font-name="Monospace" fo:font-size="12pt" fo:language="en" fo:country="US" fo:font-style="normal" fo:font-weight="normal" officeooo:rsid="0692965c" officeooo:paragraph-rsid="0667439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22" style:family="paragraph" style:parent-style-name="Text_20_body">
      <style:text-properties fo:color="#000000" loext:opacity="100%" style:font-name="Monospace" fo:font-size="12pt" fo:language="en" fo:country="US" fo:font-style="normal" fo:font-weight="normal" officeooo:rsid="06b30e6b" officeooo:paragraph-rsid="06c1e06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P23" style:family="paragraph" style:parent-style-name="Text_20_body" style:list-style-name="L1">
      <style:text-properties style:font-name="Monospace" officeooo:rsid="06853da4" officeooo:paragraph-rsid="06853da4" style:font-size-asian="10.5pt" style:font-name-complex="David CLM" style:font-weight-complex="normal"/>
    </style:style>
    <style:style style:name="P24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b14e7b" officeooo:paragraph-rsid="06c841da" style:font-size-asian="10.5pt" style:font-name-complex="David CLM" style:font-weight-complex="normal"/>
    </style:style>
    <style:style style:name="P25" style:family="paragraph" style:parent-style-name="Text_20_body">
      <style:text-properties style:font-name="Monospace" fo:language="en" fo:country="US" officeooo:rsid="06b14e7b" officeooo:paragraph-rsid="06c841da" style:font-size-asian="10.5pt" style:font-name-complex="David CLM" style:font-weight-complex="normal"/>
    </style:style>
    <style:style style:name="P26" style:family="paragraph" style:parent-style-name="Text_20_body">
      <style:text-properties style:font-name="Monospace" fo:language="en" fo:country="US" officeooo:rsid="0695f351" officeooo:paragraph-rsid="06ca6f1e" style:font-size-asian="10.5pt" style:font-name-complex="David CLM" style:font-weight-complex="normal"/>
    </style:style>
    <style:style style:name="P27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9bde80" officeooo:paragraph-rsid="06cb9417" style:font-size-asian="10.5pt" style:font-name-complex="David CLM" style:font-weight-complex="normal"/>
    </style:style>
    <style:style style:name="P28" style:family="paragraph" style:parent-style-name="Text_20_body">
      <style:text-properties officeooo:rsid="06b14e7b" officeooo:paragraph-rsid="06c841da"/>
    </style:style>
    <style:style style:name="P29" style:family="paragraph" style:parent-style-name="Text_20_body">
      <style:text-properties officeooo:paragraph-rsid="06c841da"/>
    </style:style>
    <style:style style:name="P30" style:family="paragraph" style:parent-style-name="Text_20_body">
      <style:text-properties officeooo:rsid="06c71229" officeooo:paragraph-rsid="06ca1f16"/>
    </style:style>
    <style:style style:name="P31" style:family="paragraph" style:parent-style-name="Text_20_body">
      <style:text-properties officeooo:rsid="0661443b" officeooo:paragraph-rsid="06ca1f16"/>
    </style:style>
    <style:style style:name="P32" style:family="paragraph" style:parent-style-name="Text_20_body">
      <style:text-properties officeooo:paragraph-rsid="06ca1f16"/>
    </style:style>
    <style:style style:name="P33" style:family="paragraph" style:parent-style-name="Text_20_body">
      <style:text-properties officeooo:paragraph-rsid="06ca6f1e"/>
    </style:style>
    <style:style style:name="P34" style:family="paragraph" style:parent-style-name="Text_20_body">
      <style:text-properties officeooo:rsid="06cb5f31" officeooo:paragraph-rsid="06cb9417"/>
    </style:style>
    <style:style style:name="P35" style:family="paragraph" style:parent-style-name="Text_20_body">
      <style:text-properties officeooo:rsid="069bde80" officeooo:paragraph-rsid="06cb9417"/>
    </style:style>
    <style:style style:name="P36" style:family="paragraph" style:parent-style-name="Text_20_body">
      <style:text-properties officeooo:paragraph-rsid="06cb9417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9bde80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d145bd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e6782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e7d55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officeooo:rsid="06b14e7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language="en" fo:country="US" fo:font-style="normal" fo:font-weight="normal" officeooo:rsid="06b30e6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language="en" fo:country="US" fo:font-style="normal" fo:font-weight="normal" officeooo:rsid="06dc5ab8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language="en" fo:country="US" fo:font-style="normal" fo:font-weight="normal" officeooo:rsid="06e7d559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language="en" fo:country="US" fo:font-style="normal" fo:font-weight="normal" officeooo:rsid="06bbca92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18" style:family="text">
      <style:text-properties style:font-name="Monospace" style:font-size-asian="10.5pt" style:font-name-complex="David CLM" style:font-weight-complex="normal"/>
    </style:style>
    <style:style style:name="T19" style:family="text">
      <style:text-properties style:font-name="Monospace" officeooo:rsid="068311cf" style:font-size-asian="10.5pt" style:font-name-complex="David CLM" style:font-weight-complex="normal"/>
    </style:style>
    <style:style style:name="T20" style:family="text">
      <style:text-properties style:font-name="Monospace" officeooo:rsid="06853da4" style:font-size-asian="10.5pt" style:font-name-complex="David CLM" style:font-weight-complex="normal"/>
    </style:style>
    <style:style style:name="T21" style:family="text">
      <style:text-properties style:font-name="Monospace" officeooo:rsid="069e9e2a" style:font-size-asian="10.5pt" style:font-name-complex="David CLM" style:font-weight-complex="normal"/>
    </style:style>
    <style:style style:name="T22" style:family="text">
      <style:text-properties style:font-name="Monospace" officeooo:rsid="06a68dc2" style:font-size-asian="10.5pt" style:font-name-complex="David CLM" style:font-weight-complex="normal"/>
    </style:style>
    <style:style style:name="T23" style:family="text">
      <style:text-properties style:font-name="Monospace" officeooo:rsid="06a5a2d9" style:font-size-asian="10.5pt" style:font-name-complex="David CLM" style:font-weight-complex="normal"/>
    </style:style>
    <style:style style:name="T24" style:family="text">
      <style:text-properties style:font-name="Monospace" officeooo:rsid="06a73348" style:font-size-asian="10.5pt" style:font-name-complex="David CLM" style:font-weight-complex="normal"/>
    </style:style>
    <style:style style:name="T25" style:family="text">
      <style:text-properties style:font-name="Monospace" officeooo:rsid="06aa3238" style:font-size-asian="10.5pt" style:font-name-complex="David CLM" style:font-weight-complex="normal"/>
    </style:style>
    <style:style style:name="T26" style:family="text">
      <style:text-properties style:font-name="Monospace" officeooo:rsid="06b14e7b" style:font-size-asian="10.5pt" style:font-name-complex="David CLM" style:font-weight-complex="normal"/>
    </style:style>
    <style:style style:name="T27" style:family="text">
      <style:text-properties style:font-name="Monospace" officeooo:rsid="06bab3c0" style:font-size-asian="10.5pt" style:font-name-complex="David CLM" style:font-weight-complex="normal"/>
    </style:style>
    <style:style style:name="T28" style:family="text">
      <style:text-properties style:font-name="Monospace" officeooo:rsid="06d3243a" style:font-size-asian="10.5pt" style:font-name-complex="David CLM" style:font-weight-complex="normal"/>
    </style:style>
    <style:style style:name="T29" style:family="text">
      <style:text-properties style:font-name="Monospace" officeooo:rsid="06c7b297" style:font-size-asian="10.5pt" style:font-name-complex="David CLM" style:font-weight-complex="normal"/>
    </style:style>
    <style:style style:name="T30" style:family="text">
      <style:text-properties style:font-name="Monospace" officeooo:rsid="06c71229" style:font-size-asian="10.5pt" style:font-name-complex="David CLM" style:font-weight-complex="normal"/>
    </style:style>
    <style:style style:name="T31" style:family="text">
      <style:text-properties style:font-name="Monospace" fo:language="en" fo:country="US" style:font-size-asian="10.5pt" style:font-name-complex="David CLM" style:font-weight-complex="normal"/>
    </style:style>
    <style:style style:name="T32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36" style:family="text">
      <style:text-properties style:font-name="Monospace" fo:language="en" fo:country="US" officeooo:rsid="069dfcfb" style:font-size-asian="10.5pt" style:font-name-complex="David CLM" style:font-weight-complex="normal"/>
    </style:style>
    <style:style style:name="T37" style:family="text">
      <style:text-properties style:font-name="Monospace" fo:language="en" fo:country="US" officeooo:rsid="06b14e7b" style:font-size-asian="10.5pt" style:font-name-complex="David CLM" style:font-weight-complex="normal"/>
    </style:style>
    <style:style style:name="T38" style:family="text">
      <style:text-properties style:font-name="Monospace" fo:language="en" fo:country="US" officeooo:rsid="06c8a511" style:font-size-asian="10.5pt" style:font-name-complex="David CLM" style:font-weight-complex="normal"/>
    </style:style>
    <style:style style:name="T39" style:family="text">
      <style:text-properties style:font-name="Monospace" fo:language="en" fo:country="US" officeooo:rsid="06cca0f2" style:font-size-asian="10.5pt" style:font-name-complex="David CLM" style:font-weight-complex="normal"/>
    </style:style>
    <style:style style:name="T40" style:family="text">
      <style:text-properties style:font-name="Monospace" fo:language="en" fo:country="US" officeooo:rsid="06cb5f31" style:font-size-asian="10.5pt" style:font-name-complex="David CLM" style:font-weight-complex="normal"/>
    </style:style>
    <style:style style:name="T41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42" style:family="text">
      <style:text-properties style:font-name="Monospace" fo:font-style="italic" officeooo:rsid="06d3243a" style:font-size-asian="10.5pt" style:font-style-asian="italic" style:font-name-complex="David CLM" style:font-style-complex="italic" style:font-weight-complex="normal"/>
    </style:style>
    <style:style style:name="T43" style:family="text">
      <style:text-properties officeooo:rsid="06a5a2d9"/>
    </style:style>
    <style:style style:name="T44" style:family="text">
      <style:text-properties fo:font-style="italic" officeooo:rsid="06d145bd" style:font-style-asian="italic" style:font-style-complex="italic"/>
    </style:style>
    <style:style style:name="T45" style:family="text">
      <style:text-properties officeooo:rsid="06a68dc2"/>
    </style:style>
    <style:style style:name="T46" style:family="text">
      <style:text-properties officeooo:rsid="06c7b297"/>
    </style:style>
    <style:style style:name="T47" style:family="text">
      <style:text-properties officeooo:rsid="06bab3c0" style:font-size-asian="10.5pt" style:font-name-complex="David CLM"/>
    </style:style>
    <style:style style:name="T48" style:family="text">
      <style:text-properties officeooo:rsid="06bbca92" style:font-size-asian="10.5pt" style:font-name-complex="David CLM"/>
    </style:style>
    <style:style style:name="T49" style:family="text">
      <style:text-properties officeooo:rsid="06bfe60e" style:font-size-asian="10.5pt" style:font-name-complex="David CLM"/>
    </style:style>
    <style:style style:name="T50" style:family="text">
      <style:text-properties officeooo:rsid="069dfcfb"/>
    </style:style>
    <style:style style:name="T51" style:family="text">
      <style:text-properties officeooo:rsid="06e7d559"/>
    </style:style>
    <style:style style:name="T52" style:family="text">
      <style:text-properties officeooo:rsid="06e8de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">מטלה</text:span> <text:span text:style-name="T2">- חלוקת חפצים בדידים</text:span></text:h>
      <text:p text:style-name="P5">יש לענות על שאלה אחת לבחירתכם. <text:s/><text:span text:style-name="T4">שאלות המסומנות בכוכבית (*) מזכות בניקוד כפול.</text:span></text:p>
      <text:p text:style-name="P21"/>
      <text:p text:style-name="P3">* שאלה <text:span text:style-name="T6">2</text:span>: <text:span text:style-name="T6">חלוקת המושבים בכנסת</text:span></text:p>
      <text:p text:style-name="P4"><text:span text:style-name="T19">מ</text:span><text:span text:style-name="T20">צאו באינטרנט את תוצאות הבחירות האחרונות לכנסת. הפעילו את </text:span><text:span text:style-name="T21">שיטות אדאמס, וובסטר וג’פרסון </text:span><text:span text:style-name="T20">על תוצאות הבחירות לכנסת, בשני מצבים:</text:span></text:p>
      <text:list text:style-name="L1">
        <text:list-item>
          <text:p text:style-name="P23">א. בלי אחוז חסימה;</text:p>
        </text:list-item>
        <text:list-item>
          <text:p text:style-name="P23">ב. עם אחוז החסימה הנוכחי.</text:p>
        </text:list-item>
      </text:list>
      <text:p text:style-name="P6">השוו את התוצאות להרכב הכנסת כיום. אילו מפלגות היו מפסידות ואילו מפלגות היו מרוויחות מהשינוי?</text:p>
      <text:p text:style-name="P17">שאלה <text:span text:style-name="T11">3</text:span>: <text:span text:style-name="T6">חלוקת המושבים בכנסת</text:span></text:p>
      <text:p text:style-name="P32"><text:span text:style-name="T30">א. </text:span><text:span text:style-name="T19">מ</text:span><text:span text:style-name="T20">צאו באינטרנט את תוצאות הבחירות האחרונות לכנסת. הפעילו את </text:span><text:span text:style-name="T21">שיטת וובסטר </text:span><text:span text:style-name="T30">על המפלגות שעברו את אחוז החסימה. </text:span><text:span text:style-name="T20">השוו את התוצאות להרכב הכנסת כיום: אילו מפלגות היו מפסידות ואילו מפלגות היו מרוויחות מהשינוי?</text:span></text:p>
      <text:p text:style-name="P30"><text:span text:style-name="T20">* ב. </text:span><text:span text:style-name="T18">מהו </text:span><text:span text:style-name="T31">y הגדול ביותר, כך ששיטת המחלק עם מחלק f(s)=s+y נותנת כנסת שונה </text:span><text:span text:style-name="T38">מהכנסת הנוכחית? </text:span><text:span text:style-name="T39">חשבו את y ברמת דיוק של 0.001 לפחות.</text:span></text:p>
      <text:p text:style-name="P31"/>
      <text:p text:style-name="P17"><text:span text:style-name="T17"/></text:p>
      <text:p text:style-name="P16">* שאלה <text:span text:style-name="T8">3</text:span>: <text:span text:style-name="T13">איזו שיטה טובה יותר למפלגות קטנות?</text:span></text:p>
      <text:p text:style-name="P28"><text:span text:style-name="T19">נ</text:span><text:span text:style-name="T18">תונות שתי שיטות-מחלק עם פוקנציות-מחלק </text:span><text:span text:style-name="T31">f, g. </text:span></text:p>
      <text:p text:style-name="P25">נתון, שלכל a, b כאשר a&lt;b, מתקיים:</text:p>
      <text:p text:style-name="P24">f(a)/f(b) &lt; g(a)/g(b).</text:p>
      <text:p text:style-name="P29"><text:span text:style-name="T19">ה</text:span><text:span text:style-name="T26">וכיחו, ששיטה </text:span><text:span text:style-name="T37">f</text:span><text:span text:style-name="T26"> טובה למפלגות קטנות </text:span><text:span text:style-name="T27">לפחות כמו </text:span><text:span text:style-name="T26">שיטה </text:span><text:span text:style-name="T37">g.</text:span></text:p>
      <text:p text:style-name="P29"><text:span text:style-name="T47">(כלומר: אם מפלגה א קטנה יותר ממפלגה ב, אז </text:span><text:span text:style-name="T48">בחלוקת מספר מושבים קבוע בין מפלגה א למפלגה ב, מפלגה א תקבל </text:span><text:span text:style-name="T49">בשיטה f </text:span><text:span text:style-name="T48">לפחות אותו מספר מושבים </text:span><text:span text:style-name="T49">כמו שהיתה מקבלת בשיטה g</text:span><text:span text:style-name="T48">).</text:span></text:p>
      <text:p text:style-name="P22"/>
      <text:p text:style-name="P14">* שאלה <text:span text:style-name="T9">5</text:span>: <text:span text:style-name="T10">מיכסה עליונה ותחתונה</text:span></text:p>
      <text:p text:style-name="P11"><text:span text:style-name="T44">המיכסה העליונה </text:span>של מפלגה <text:span text:style-name="T28">היא</text:span> מספר המושבים המגיע לה מעוגל כלפי מעלה; <text:span text:style-name="T42">המיכסה התחתונה </text:span>של מפלגה <text:span text:style-name="T28">היא </text:span>מספר המושבים המגיע לה מעוגל כלפי מטה.</text:p>
      <text:p text:style-name="P10"/>
      <text:p text:style-name="P12"><text:soft-page-break/><text:span text:style-name="T43">א. הראו דוגמה שבה שיטת ג’פרסון נותנת למפלגה מסויימת </text:span><text:span text:style-name="T22">מעל </text:span><text:span text:style-name="T29">המיכסה העליונה</text:span><text:span text:style-name="T22"> שלה </text:span><text:span text:style-name="T23">(</text:span><text:span text:style-name="T22">דרושות</text:span><text:span text:style-name="T23"> שלוש מפלגות לפחות)</text:span><text:span text:style-name="T22">.</text:span></text:p>
      <text:p text:style-name="P7"/>
      <text:p text:style-name="P9">ב. הוכיחו שזה לא יכול לקרות עם שיטת אדאמס – כל מפלגה מקבלת לכל היותר את <text:span text:style-name="T46">המיכסה העליונה</text:span> שלה.</text:p>
      <text:p text:style-name="P8"/>
      <text:p text:style-name="P12"><text:span text:style-name="T45">ג</text:span><text:span text:style-name="T43">. הראו דוגמה שבה שיטת </text:span><text:span text:style-name="T22">אדאמס</text:span><text:span text:style-name="T43"> נותנת למפלגה מסויימת </text:span><text:span text:style-name="T22">מתחת </text:span><text:span text:style-name="T29">למיכסה התחתונה</text:span><text:span text:style-name="T22"> שלה </text:span><text:span text:style-name="T23">(</text:span><text:span text:style-name="T22">דרושות</text:span><text:span text:style-name="T23"> שלוש מפלגות לפחות)</text:span><text:span text:style-name="T22">.</text:span></text:p>
      <text:p text:style-name="P8"/>
      <text:p text:style-name="P13"><text:span text:style-name="T25">ד</text:span><text:span text:style-name="T22">. הוכיחו שזה לא יכול לקרות עם שיטת </text:span><text:span text:style-name="T23">ג’פרסון</text:span><text:span text:style-name="T22"> – כל מפלגה מקבלת </text:span><text:span text:style-name="T24">לפחות</text:span><text:span text:style-name="T22"> את </text:span><text:span text:style-name="T29">המיכסה התחתונה</text:span><text:span text:style-name="T24"> שלה</text:span><text:span text:style-name="T22">.</text:span></text:p>
      <text:p text:style-name="P20"/>
      <text:p text:style-name="P18"><text:span text:style-name="T5">שאלה </text:span><text:span text:style-name="T15">5</text:span><text:span text:style-name="T3">: </text:span><text:span text:style-name="T7">פרדוקס אלאבאמה</text:span></text:p>
      <text:p text:style-name="P33"><text:span text:style-name="T32">אלגוריתמים לחלוקת מושבים משמשים גם לחלוקת המושבים בקונגרס בין המדינות בארה"ב. חלוקת-המושבים נקבעת באופן יחסי לאוכלוסיה, ומתעדכנת לפי מפקד שנערך כל 10 שנים. אחרי המפקד של 1880, רצו להגדיל את מספר-המושבים בקונגרס. </text:span><text:span text:style-name="T33">התברר, שאם מספר המושבים בקונגרס יהיה 299, אז מדינת אלאבאמה תקבל 8 מושבים; אבל אם מספר המושבים יהיה 300, אז אלאבאמה תקבל רק 7 מושבים. </text:span><text:span text:style-name="T34">מצב זה נקרא </text:span><text:span text:style-name="T41">פרדוקס אלאבאמה</text:span><text:span text:style-name="T34">.</text:span></text:p>
      <text:p text:style-name="P33"><text:span text:style-name="T34">א. הראו </text:span><text:span text:style-name="T35">דוגמה לפרדוקס אלאבאמה כאשר משתמשים בשיטת המילטון.</text:span></text:p>
      <text:p text:style-name="P26">ב. הוכיחו שפרדוקס אלאבאמה לא קורה כאשר משתמשים בשיטת-מחלק כלשהי.</text:p>
      <text:p text:style-name="P26"/>
      <text:p text:style-name="P19">שאלה <text:span text:style-name="T12">2</text:span>: <text:span text:style-name="T14">זיהוי הטיות</text:span><text:span text:style-name="T16"> באלגוריתמים לחלוקת מושבים</text:span></text:p>
      <text:p text:style-name="P35"><text:span text:style-name="T19">כ</text:span><text:span text:style-name="T18">זכור, שיטת הנטינגטון-היל היא שיטת-מחלק עם פונציית המחלק הבאה:</text:span></text:p>
      <text:p text:style-name="P27">f(s) = sqrt(s*(s+1))</text:p>
      <text:p text:style-name="P36"><text:span text:style-name="T36">זו השיטה המקובלת בארה"ב לחלוקת מושבים </text:span><text:span text:style-name="T40">בבית-הנבחרים</text:span><text:span text:style-name="T36"> בין המדינות. </text:span></text:p>
      <text:p text:style-name="P34"><text:span text:style-name="T50">ה</text:span>וכיחו, שבשיטה זו יש הטיה לטובת מפלגות קטנות: בחלוקה בין שתי מפלגות, מספר המושבים של המפלגה הקטנה עשוי להיות מעוגל כלפי מעלה, גם כשהשארית שלה קטנה מ-0.5. <text:span text:style-name="T51">הדגימו את ההטיה על </text:span><text:span text:style-name="T52">בחירות </text:span><text:span text:style-name="T51">עם 3 מפלגות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1-16T16:16:40.140000000</dc:date>
    <meta:editing-duration>P12DT1H39M49S</meta:editing-duration>
    <meta:editing-cycles>1560</meta:editing-cycles>
    <meta:document-statistic meta:table-count="0" meta:image-count="0" meta:object-count="0" meta:page-count="2" meta:paragraph-count="33" meta:word-count="454" meta:character-count="2557" meta:non-whitespace-character-count="2133"/>
  </office:meta>
</office:document-meta>
</file>